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03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6717in" svg:y="0.3634in">
            <draw:object draw:notify-on-update-of-ranges="Sheet1.E2:Sheet1.E2 Sheet1.E3:Sheet1.E23 Sheet1.F2:Sheet1.F2 Sheet1.F3:Sheet1.F23 Sheet1.G1:Sheet1.G1 Sheet1.G3:Sheet1.G23 Sheet1.H1:Sheet1.H1 Sheet1.H3:Sheet1.H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6.6831in" svg:y="4.1598in">
            <draw:object draw:notify-on-update-of-ranges="Sheet1.B2:Sheet1.B2 Sheet1.C3:Sheet1.C23 Sheet1.B2:Sheet1.B2 Sheet1.B3:Sheet1.B23 Sheet1.B2:Sheet1.B2 Sheet1.C3:Sheet1.C23 Sheet1.D2:Sheet1.D2 Sheet1.D3:Sheet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original</text:p>
          </table:table-cell>
          <table:table-cell table:style-name="Default" office:value-type="string" calcext:value-type="string">
            <text:p>encoding</text:p>
          </table:table-cell>
          <table:table-cell office:value-type="string" calcext:value-type="string">
            <text:p>encoded</text:p>
          </table:table-cell>
          <table:table-cell office:value-type="string" calcext:value-type="string">
            <text:p>decode</text:p>
          </table:table-cell>
          <table:table-cell table:style-name="Default" office:value-type="string" calcext:value-type="string">
            <text:p>encoded</text:p>
          </table:table-cell>
          <table:table-cell table:style-name="Default" office:value-type="string" calcext:value-type="string">
            <text:p>original</text:p>
          </table:table-cell>
          <table:table-cell table:style-name="Default" office:value-type="string" calcext:value-type="string">
            <text:p>compress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 (bytes)</text:p>
          </table:table-cell>
          <table:table-cell table:style-name="Default" office:value-type="string" calcext:value-type="string">
            <text:p>MB/sec</text:p>
          </table:table-cell>
          <table:table-cell office:value-type="string" calcext:value-type="string">
            <text:p>size (bytes)</text:p>
          </table:table-cell>
          <table:table-cell office:value-type="string" calcext:value-type="string">
            <text:p>time</text:p>
          </table:table-cell>
          <table:table-cell table:number-columns-repeated="2" table:style-name="Default" office:value-type="string" calcext:value-type="string">
            <text:p>MB/sec</text:p>
          </table:table-cell>
          <table:table-cell table:style-name="Default" office:value-type="string" calcext:value-type="string">
            <text:p>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2" calcext:value-type="float">
            <text:p>0.122</text:p>
          </table:table-cell>
          <table:table-cell office:value-type="float" office:value="271" calcext:value-type="float">
            <text:p>271</text:p>
          </table:table-cell>
          <table:table-cell table:formula="of:=[.C3]/[.B3]/1024/1024" office:value-type="float" office:value="0.00211840770283683" calcext:value-type="float">
            <text:p>0.00212</text:p>
          </table:table-cell>
          <table:table-cell office:value-type="float" office:value="534" calcext:value-type="float">
            <text:p>534</text:p>
          </table:table-cell>
          <table:table-cell office:value-type="float" office:value="0.07" calcext:value-type="float">
            <text:p>0.07</text:p>
          </table:table-cell>
          <table:table-cell table:formula="of:=[.E3]/[.F3]/1024/1024" office:value-type="float" office:value="0.00727517264229911" calcext:value-type="float">
            <text:p>0.00728</text:p>
          </table:table-cell>
          <table:table-cell table:formula="of:=[.C3]/[.F3]/1024/1024" office:value-type="float" office:value="0.00369208199637277" calcext:value-type="float">
            <text:p>0.00369</text:p>
          </table:table-cell>
          <table:table-cell table:formula="of:=[.E3]/[.C3]" office:value-type="percentage" office:value="1.97047970479705" calcext:value-type="percentage">
            <text:p>197.048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6" calcext:value-type="float">
            <text:p>0.086</text:p>
          </table:table-cell>
          <table:table-cell office:value-type="float" office:value="1121" calcext:value-type="float">
            <text:p>1121</text:p>
          </table:table-cell>
          <table:table-cell table:formula="of:=[.C4]/[.B4]/1024/1024" office:value-type="float" office:value="0.0124310338219931" calcext:value-type="float">
            <text:p>0.01243</text:p>
          </table:table-cell>
          <table:table-cell office:value-type="float" office:value="1047" calcext:value-type="float">
            <text:p>1047</text:p>
          </table:table-cell>
          <table:table-cell office:value-type="float" office:value="0.073" calcext:value-type="float">
            <text:p>0.073</text:p>
          </table:table-cell>
          <table:table-cell table:formula="of:=[.E4]/[.F4]/1024/1024" office:value-type="float" office:value="0.0136780412229773" calcext:value-type="float">
            <text:p>0.01368</text:p>
          </table:table-cell>
          <table:table-cell table:formula="of:=[.C4]/[.F4]/1024/1024" office:value-type="float" office:value="0.0146447795711152" calcext:value-type="float">
            <text:p>0.01464</text:p>
          </table:table-cell>
          <table:table-cell table:formula="of:=[.E4]/[.C4]" office:value-type="percentage" office:value="0.933987511150758" calcext:value-type="percentage">
            <text:p>93.398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8" calcext:value-type="float">
            <text:p>0.078</text:p>
          </table:table-cell>
          <table:table-cell office:value-type="float" office:value="2242" calcext:value-type="float">
            <text:p>2242</text:p>
          </table:table-cell>
          <table:table-cell table:formula="of:=[.C5]/[.B5]/1024/1024" office:value-type="float" office:value="0.0274120232997796" calcext:value-type="float">
            <text:p>0.02741</text:p>
          </table:table-cell>
          <table:table-cell office:value-type="float" office:value="1671" calcext:value-type="float">
            <text:p>1671</text:p>
          </table:table-cell>
          <table:table-cell office:value-type="float" office:value="0.078" calcext:value-type="float">
            <text:p>0.078</text:p>
          </table:table-cell>
          <table:table-cell table:formula="of:=[.E5]/[.F5]/1024/1024" office:value-type="float" office:value="0.0204306382399339" calcext:value-type="float">
            <text:p>0.02043</text:p>
          </table:table-cell>
          <table:table-cell table:formula="of:=[.C5]/[.F5]/1024/1024" office:value-type="float" office:value="0.0274120232997796" calcext:value-type="float">
            <text:p>0.02741</text:p>
          </table:table-cell>
          <table:table-cell table:formula="of:=[.E5]/[.C5]" office:value-type="percentage" office:value="0.745316681534344" calcext:value-type="percentage">
            <text:p>74.531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7" calcext:value-type="float">
            <text:p>0.087</text:p>
          </table:table-cell>
          <table:table-cell office:value-type="float" office:value="4484" calcext:value-type="float">
            <text:p>4484</text:p>
          </table:table-cell>
          <table:table-cell table:formula="of:=[.C6]/[.B6]/1024/1024" office:value-type="float" office:value="0.0491525935030532" calcext:value-type="float">
            <text:p>0.04915</text:p>
          </table:table-cell>
          <table:table-cell office:value-type="float" office:value="2919" calcext:value-type="float">
            <text:p>2919</text:p>
          </table:table-cell>
          <table:table-cell office:value-type="float" office:value="0.079" calcext:value-type="float">
            <text:p>0.079</text:p>
          </table:table-cell>
          <table:table-cell table:formula="of:=[.E6]/[.F6]/1024/1024" office:value-type="float" office:value="0.0352376623998714" calcext:value-type="float">
            <text:p>0.03524</text:p>
          </table:table-cell>
          <table:table-cell table:formula="of:=[.C6]/[.F6]/1024/1024" office:value-type="float" office:value="0.0541300713261472" calcext:value-type="float">
            <text:p>0.05413</text:p>
          </table:table-cell>
          <table:table-cell table:formula="of:=[.E6]/[.C6]" office:value-type="percentage" office:value="0.650981266726137" calcext:value-type="percentage">
            <text:p>65.098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6" calcext:value-type="float">
            <text:p>0.096</text:p>
          </table:table-cell>
          <table:table-cell office:value-type="float" office:value="8968" calcext:value-type="float">
            <text:p>8968</text:p>
          </table:table-cell>
          <table:table-cell table:formula="of:=[.C7]/[.B7]/1024/1024" office:value-type="float" office:value="0.0890890757242839" calcext:value-type="float">
            <text:p>0.08909</text:p>
          </table:table-cell>
          <table:table-cell office:value-type="float" office:value="5414" calcext:value-type="float">
            <text:p>5414</text:p>
          </table:table-cell>
          <table:table-cell office:value-type="float" office:value="0.077" calcext:value-type="float">
            <text:p>0.077</text:p>
          </table:table-cell>
          <table:table-cell table:formula="of:=[.E7]/[.F7]/1024/1024" office:value-type="float" office:value="0.0670544512860187" calcext:value-type="float">
            <text:p>0.06705</text:p>
          </table:table-cell>
          <table:table-cell table:formula="of:=[.C7]/[.F7]/1024/1024" office:value-type="float" office:value="0.111072094409497" calcext:value-type="float">
            <text:p>0.11107</text:p>
          </table:table-cell>
          <table:table-cell table:formula="of:=[.E7]/[.C7]" office:value-type="percentage" office:value="0.603702051739518" calcext:value-type="percentage">
            <text:p>60.3702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5" calcext:value-type="float">
            <text:p>0.095</text:p>
          </table:table-cell>
          <table:table-cell office:value-type="float" office:value="17936" calcext:value-type="float">
            <text:p>17936</text:p>
          </table:table-cell>
          <table:table-cell table:formula="of:=[.C8]/[.B8]/1024/1024" office:value-type="float" office:value="0.1800537109375" calcext:value-type="float">
            <text:p>0.18005</text:p>
          </table:table-cell>
          <table:table-cell office:value-type="float" office:value="10405" calcext:value-type="float">
            <text:p>10405</text:p>
          </table:table-cell>
          <table:table-cell office:value-type="float" office:value="0.149" calcext:value-type="float">
            <text:p>0.149</text:p>
          </table:table-cell>
          <table:table-cell table:formula="of:=[.E8]/[.F8]/1024/1024" office:value-type="float" office:value="0.0665971896792418" calcext:value-type="float">
            <text:p>0.06660</text:p>
          </table:table-cell>
          <table:table-cell table:formula="of:=[.C8]/[.F8]/1024/1024" office:value-type="float" office:value="0.114799345899748" calcext:value-type="float">
            <text:p>0.11480</text:p>
          </table:table-cell>
          <table:table-cell table:formula="of:=[.E8]/[.C8]" office:value-type="percentage" office:value="0.580118198037467" calcext:value-type="percentage">
            <text:p>58.0118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7" calcext:value-type="float">
            <text:p>0.087</text:p>
          </table:table-cell>
          <table:table-cell office:value-type="float" office:value="35872" calcext:value-type="float">
            <text:p>35872</text:p>
          </table:table-cell>
          <table:table-cell table:formula="of:=[.C9]/[.B9]/1024/1024" office:value-type="float" office:value="0.393220748024425" calcext:value-type="float">
            <text:p>0.39322</text:p>
          </table:table-cell>
          <table:table-cell office:value-type="float" office:value="20387" calcext:value-type="float">
            <text:p>20387</text:p>
          </table:table-cell>
          <table:table-cell office:value-type="float" office:value="0.098" calcext:value-type="float">
            <text:p>0.098</text:p>
          </table:table-cell>
          <table:table-cell table:formula="of:=[.E9]/[.F9]/1024/1024" office:value-type="float" office:value="0.198393451924227" calcext:value-type="float">
            <text:p>0.19839</text:p>
          </table:table-cell>
          <table:table-cell table:formula="of:=[.C9]/[.F9]/1024/1024" office:value-type="float" office:value="0.34908372528699" calcext:value-type="float">
            <text:p>0.34908</text:p>
          </table:table-cell>
          <table:table-cell table:formula="of:=[.E9]/[.C9]" office:value-type="percentage" office:value="0.568326271186441" calcext:value-type="percentage">
            <text:p>56.8326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float" office:value="71744" calcext:value-type="float">
            <text:p>71744</text:p>
          </table:table-cell>
          <table:table-cell table:formula="of:=[.C10]/[.B10]/1024/1024" office:value-type="float" office:value="0.760226779513889" calcext:value-type="float">
            <text:p>0.76023</text:p>
          </table:table-cell>
          <table:table-cell office:value-type="float" office:value="40351" calcext:value-type="float">
            <text:p>40351</text:p>
          </table:table-cell>
          <table:table-cell office:value-type="float" office:value="0.097" calcext:value-type="float">
            <text:p>0.097</text:p>
          </table:table-cell>
          <table:table-cell table:formula="of:=[.E10]/[.F10]/1024/1024" office:value-type="float" office:value="0.396718683931016" calcext:value-type="float">
            <text:p>0.39672</text:p>
          </table:table-cell>
          <table:table-cell table:formula="of:=[.C10]/[.F10]/1024/1024" office:value-type="float" office:value="0.705365053157216" calcext:value-type="float">
            <text:p>0.70537</text:p>
          </table:table-cell>
          <table:table-cell table:formula="of:=[.E10]/[.C10]" office:value-type="percentage" office:value="0.562430307760928" calcext:value-type="percentage">
            <text:p>56.243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05" calcext:value-type="float">
            <text:p>0.105</text:p>
          </table:table-cell>
          <table:table-cell office:value-type="float" office:value="143488" calcext:value-type="float">
            <text:p>143488</text:p>
          </table:table-cell>
          <table:table-cell table:formula="of:=[.C11]/[.B11]/1024/1024" office:value-type="float" office:value="1.3032459077381" calcext:value-type="float">
            <text:p>1.30325</text:p>
          </table:table-cell>
          <table:table-cell office:value-type="float" office:value="80279" calcext:value-type="float">
            <text:p>80279</text:p>
          </table:table-cell>
          <table:table-cell office:value-type="float" office:value="0.091" calcext:value-type="float">
            <text:p>0.091</text:p>
          </table:table-cell>
          <table:table-cell table:formula="of:=[.E11]/[.F11]/1024/1024" office:value-type="float" office:value="0.841318906008542" calcext:value-type="float">
            <text:p>0.84132</text:p>
          </table:table-cell>
          <table:table-cell table:formula="of:=[.C11]/[.F11]/1024/1024" office:value-type="float" office:value="1.50374527815934" calcext:value-type="float">
            <text:p>1.50375</text:p>
          </table:table-cell>
          <table:table-cell table:formula="of:=[.E11]/[.C11]" office:value-type="percentage" office:value="0.559482326048171" calcext:value-type="percentage">
            <text:p>55.9482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05" calcext:value-type="float">
            <text:p>0.105</text:p>
          </table:table-cell>
          <table:table-cell office:value-type="float" office:value="286976" calcext:value-type="float">
            <text:p>286976</text:p>
          </table:table-cell>
          <table:table-cell table:formula="of:=[.C12]/[.B12]/1024/1024" office:value-type="float" office:value="2.60649181547619" calcext:value-type="float">
            <text:p>2.60649</text:p>
          </table:table-cell>
          <table:table-cell office:value-type="float" office:value="160135" calcext:value-type="float">
            <text:p>160135</text:p>
          </table:table-cell>
          <table:table-cell office:value-type="float" office:value="0.109" calcext:value-type="float">
            <text:p>0.109</text:p>
          </table:table-cell>
          <table:table-cell table:formula="of:=[.E12]/[.F12]/1024/1024" office:value-type="float" office:value="1.40107006107995" calcext:value-type="float">
            <text:p>1.40107</text:p>
          </table:table-cell>
          <table:table-cell table:formula="of:=[.C12]/[.F12]/1024/1024" office:value-type="float" office:value="2.5108407396789" calcext:value-type="float">
            <text:p>2.51084</text:p>
          </table:table-cell>
          <table:table-cell table:formula="of:=[.E12]/[.C12]" office:value-type="percentage" office:value="0.558008335191793" calcext:value-type="percentage">
            <text:p>55.8008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6" calcext:value-type="float">
            <text:p>0.126</text:p>
          </table:table-cell>
          <table:table-cell office:value-type="float" office:value="573952" calcext:value-type="float">
            <text:p>573952</text:p>
          </table:table-cell>
          <table:table-cell table:formula="of:=[.C13]/[.B13]/1024/1024" office:value-type="float" office:value="4.34415302579365" calcext:value-type="float">
            <text:p>4.34415</text:p>
          </table:table-cell>
          <table:table-cell office:value-type="float" office:value="319847" calcext:value-type="float">
            <text:p>319847</text:p>
          </table:table-cell>
          <table:table-cell office:value-type="float" office:value="0.16" calcext:value-type="float">
            <text:p>0.16</text:p>
          </table:table-cell>
          <table:table-cell table:formula="of:=[.E13]/[.F13]/1024/1024" office:value-type="float" office:value="1.90643668174744" calcext:value-type="float">
            <text:p>1.90644</text:p>
          </table:table-cell>
          <table:table-cell table:formula="of:=[.C13]/[.F13]/1024/1024" office:value-type="float" office:value="3.4210205078125" calcext:value-type="float">
            <text:p>3.42102</text:p>
          </table:table-cell>
          <table:table-cell table:formula="of:=[.E13]/[.C13]" office:value-type="percentage" office:value="0.557271339763604" calcext:value-type="percentage">
            <text:p>55.7271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1" calcext:value-type="float">
            <text:p>0.171</text:p>
          </table:table-cell>
          <table:table-cell office:value-type="float" office:value="1147904" calcext:value-type="float">
            <text:p>1147904</text:p>
          </table:table-cell>
          <table:table-cell table:formula="of:=[.C14]/[.B14]/1024/1024" office:value-type="float" office:value="6.40190972222222" calcext:value-type="float">
            <text:p>6.40191</text:p>
          </table:table-cell>
          <table:table-cell office:value-type="float" office:value="639271" calcext:value-type="float">
            <text:p>639271</text:p>
          </table:table-cell>
          <table:table-cell office:value-type="float" office:value="0.138" calcext:value-type="float">
            <text:p>0.138</text:p>
          </table:table-cell>
          <table:table-cell table:formula="of:=[.E14]/[.F14]/1024/1024" office:value-type="float" office:value="4.41779952118362" calcext:value-type="float">
            <text:p>4.41780</text:p>
          </table:table-cell>
          <table:table-cell table:formula="of:=[.C14]/[.F14]/1024/1024" office:value-type="float" office:value="7.93280117753623" calcext:value-type="float">
            <text:p>7.93280</text:p>
          </table:table-cell>
          <table:table-cell table:formula="of:=[.E14]/[.C14]" office:value-type="percentage" office:value="0.556902842049509" calcext:value-type="percentage">
            <text:p>55.6903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3" calcext:value-type="float">
            <text:p>0.243</text:p>
          </table:table-cell>
          <table:table-cell office:value-type="float" office:value="2295808" calcext:value-type="float">
            <text:p>2295808</text:p>
          </table:table-cell>
          <table:table-cell table:formula="of:=[.C15]/[.B15]/1024/1024" office:value-type="float" office:value="9.01009516460905" calcext:value-type="float">
            <text:p>9.01010</text:p>
          </table:table-cell>
          <table:table-cell office:value-type="float" office:value="1278119" calcext:value-type="float">
            <text:p>1278119</text:p>
          </table:table-cell>
          <table:table-cell office:value-type="float" office:value="0.177" calcext:value-type="float">
            <text:p>0.177</text:p>
          </table:table-cell>
          <table:table-cell table:formula="of:=[.E15]/[.F15]/1024/1024" office:value-type="float" office:value="6.88649301475051" calcext:value-type="float">
            <text:p>6.88649</text:p>
          </table:table-cell>
          <table:table-cell table:formula="of:=[.C15]/[.F15]/1024/1024" office:value-type="float" office:value="12.3697916666667" calcext:value-type="float">
            <text:p>12.36979</text:p>
          </table:table-cell>
          <table:table-cell table:formula="of:=[.E15]/[.C15]" office:value-type="percentage" office:value="0.556718593192462" calcext:value-type="percentage">
            <text:p>55.6719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04" calcext:value-type="float">
            <text:p>0.404</text:p>
          </table:table-cell>
          <table:table-cell office:value-type="float" office:value="4591616" calcext:value-type="float">
            <text:p>4591616</text:p>
          </table:table-cell>
          <table:table-cell table:formula="of:=[.C16]/[.B16]/1024/1024" office:value-type="float" office:value="10.8388768564356" calcext:value-type="float">
            <text:p>10.83888</text:p>
          </table:table-cell>
          <table:table-cell office:value-type="float" office:value="2555815" calcext:value-type="float">
            <text:p>2555815</text:p>
          </table:table-cell>
          <table:table-cell office:value-type="float" office:value="0.299" calcext:value-type="float">
            <text:p>0.299</text:p>
          </table:table-cell>
          <table:table-cell table:formula="of:=[.E16]/[.F16]/1024/1024" office:value-type="float" office:value="8.1518900434309" calcext:value-type="float">
            <text:p>8.15189</text:p>
          </table:table-cell>
          <table:table-cell table:formula="of:=[.C16]/[.F16]/1024/1024" office:value-type="float" office:value="14.6451714046823" calcext:value-type="float">
            <text:p>14.64517</text:p>
          </table:table-cell>
          <table:table-cell table:formula="of:=[.E16]/[.C16]" office:value-type="percentage" office:value="0.556626468763938" calcext:value-type="percentage">
            <text:p>55.6626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81" calcext:value-type="float">
            <text:p>0.681</text:p>
          </table:table-cell>
          <table:table-cell office:value-type="float" office:value="9183232" calcext:value-type="float">
            <text:p>9183232</text:p>
          </table:table-cell>
          <table:table-cell table:formula="of:=[.C17]/[.B17]/1024/1024" office:value-type="float" office:value="12.8602239353891" calcext:value-type="float">
            <text:p>12.86022</text:p>
          </table:table-cell>
          <table:table-cell office:value-type="float" office:value="5111207" calcext:value-type="float">
            <text:p>5111207</text:p>
          </table:table-cell>
          <table:table-cell office:value-type="float" office:value="0.505" calcext:value-type="float">
            <text:p>0.505</text:p>
          </table:table-cell>
          <table:table-cell table:formula="of:=[.E17]/[.F17]/1024/1024" office:value-type="float" office:value="9.65233037967493" calcext:value-type="float">
            <text:p>9.65233</text:p>
          </table:table-cell>
          <table:table-cell table:formula="of:=[.C17]/[.F17]/1024/1024" office:value-type="float" office:value="17.342202970297" calcext:value-type="float">
            <text:p>17.34220</text:p>
          </table:table-cell>
          <table:table-cell table:formula="of:=[.E17]/[.C17]" office:value-type="percentage" office:value="0.556580406549677" calcext:value-type="percentage">
            <text:p>55.658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63" calcext:value-type="float">
            <text:p>1.263</text:p>
          </table:table-cell>
          <table:table-cell office:value-type="float" office:value="18366464" calcext:value-type="float">
            <text:p>18366464</text:p>
          </table:table-cell>
          <table:table-cell table:formula="of:=[.C18]/[.B18]/1024/1024" office:value-type="float" office:value="13.8682699920823" calcext:value-type="float">
            <text:p>13.86827</text:p>
          </table:table-cell>
          <table:table-cell office:value-type="float" office:value="10221991" calcext:value-type="float">
            <text:p>10221991</text:p>
          </table:table-cell>
          <table:table-cell office:value-type="float" office:value="0.933" calcext:value-type="float">
            <text:p>0.933</text:p>
          </table:table-cell>
          <table:table-cell table:formula="of:=[.E18]/[.F18]/1024/1024" office:value-type="float" office:value="10.4484997633825" calcext:value-type="float">
            <text:p>10.44850</text:p>
          </table:table-cell>
          <table:table-cell table:formula="of:=[.C18]/[.F18]/1024/1024" office:value-type="float" office:value="18.7734458735263" calcext:value-type="float">
            <text:p>18.77345</text:p>
          </table:table-cell>
          <table:table-cell table:formula="of:=[.E18]/[.C18]" office:value-type="percentage" office:value="0.556557375442546" calcext:value-type="percentage">
            <text:p>55.6557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81" calcext:value-type="float">
            <text:p>2.481</text:p>
          </table:table-cell>
          <table:table-cell office:value-type="float" office:value="36732928" calcext:value-type="float">
            <text:p>36732928</text:p>
          </table:table-cell>
          <table:table-cell table:formula="of:=[.C19]/[.B19]/1024/1024" office:value-type="float" office:value="14.119810560258" calcext:value-type="float">
            <text:p>14.11981</text:p>
          </table:table-cell>
          <table:table-cell office:value-type="float" office:value="20443559" calcext:value-type="float">
            <text:p>20443559</text:p>
          </table:table-cell>
          <table:table-cell office:value-type="float" office:value="1.853" calcext:value-type="float">
            <text:p>1.853</text:p>
          </table:table-cell>
          <table:table-cell table:formula="of:=[.E19]/[.F19]/1024/1024" office:value-type="float" office:value="10.5215850805374" calcext:value-type="float">
            <text:p>10.52159</text:p>
          </table:table-cell>
          <table:table-cell table:formula="of:=[.C19]/[.F19]/1024/1024" office:value-type="float" office:value="18.9051538046411" calcext:value-type="float">
            <text:p>18.90515</text:p>
          </table:table-cell>
          <table:table-cell table:formula="of:=[.E19]/[.C19]" office:value-type="percentage" office:value="0.55654585988898" calcext:value-type="percentage">
            <text:p>55.6546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766" calcext:value-type="float">
            <text:p>4.766</text:p>
          </table:table-cell>
          <table:table-cell office:value-type="float" office:value="73465856" calcext:value-type="float">
            <text:p>73465856</text:p>
          </table:table-cell>
          <table:table-cell table:formula="of:=[.C20]/[.B20]/1024/1024" office:value-type="float" office:value="14.7004825849769" calcext:value-type="float">
            <text:p>14.70048</text:p>
          </table:table-cell>
          <table:table-cell office:value-type="float" office:value="40886695" calcext:value-type="float">
            <text:p>40886695</text:p>
          </table:table-cell>
          <table:table-cell office:value-type="float" office:value="3.456" calcext:value-type="float">
            <text:p>3.456</text:p>
          </table:table-cell>
          <table:table-cell table:formula="of:=[.E20]/[.F20]/1024/1024" office:value-type="float" office:value="11.2825783866423" calcext:value-type="float">
            <text:p>11.28258</text:p>
          </table:table-cell>
          <table:table-cell table:formula="of:=[.C20]/[.F20]/1024/1024" office:value-type="float" office:value="20.2727141203704" calcext:value-type="float">
            <text:p>20.27271</text:p>
          </table:table-cell>
          <table:table-cell table:formula="of:=[.E20]/[.C20]" office:value-type="percentage" office:value="0.556540102112198" calcext:value-type="percentage">
            <text:p>55.654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352" calcext:value-type="float">
            <text:p>9.352</text:p>
          </table:table-cell>
          <table:table-cell office:value-type="float" office:value="146931712" calcext:value-type="float">
            <text:p>146931712</text:p>
          </table:table-cell>
          <table:table-cell table:formula="of:=[.C21]/[.B21]/1024/1024" office:value-type="float" office:value="14.9834260051326" calcext:value-type="float">
            <text:p>14.98343</text:p>
          </table:table-cell>
          <table:table-cell office:value-type="float" office:value="81772967" calcext:value-type="float">
            <text:p>81772967</text:p>
          </table:table-cell>
          <table:table-cell office:value-type="float" office:value="6.785" calcext:value-type="float">
            <text:p>6.785</text:p>
          </table:table-cell>
          <table:table-cell table:formula="of:=[.E21]/[.F21]/1024/1024" office:value-type="float" office:value="11.4937035231003" calcext:value-type="float">
            <text:p>11.49370</text:p>
          </table:table-cell>
          <table:table-cell table:formula="of:=[.C21]/[.F21]/1024/1024" office:value-type="float" office:value="20.6521739130435" calcext:value-type="float">
            <text:p>20.65217</text:p>
          </table:table-cell>
          <table:table-cell table:formula="of:=[.E21]/[.C21]" office:value-type="percentage" office:value="0.556537223223806" calcext:value-type="percentage">
            <text:p>55.6537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633" calcext:value-type="float">
            <text:p>15.633</text:p>
          </table:table-cell>
          <table:table-cell office:value-type="float" office:value="293863424" calcext:value-type="float">
            <text:p>293863424</text:p>
          </table:table-cell>
          <table:table-cell table:formula="of:=[.C22]/[.B22]/1024/1024" office:value-type="float" office:value="17.9268214674087" calcext:value-type="float">
            <text:p>17.92682</text:p>
          </table:table-cell>
          <table:table-cell office:value-type="float" office:value="163545511" calcext:value-type="float">
            <text:p>163545511</text:p>
          </table:table-cell>
          <table:table-cell office:value-type="float" office:value="13.391" calcext:value-type="float">
            <text:p>13.391</text:p>
          </table:table-cell>
          <table:table-cell table:formula="of:=[.E22]/[.F22]/1024/1024" office:value-type="float" office:value="11.6473118814305" calcext:value-type="float">
            <text:p>11.64731</text:p>
          </table:table-cell>
          <table:table-cell table:formula="of:=[.C22]/[.F22]/1024/1024" office:value-type="float" office:value="20.928235381973" calcext:value-type="float">
            <text:p>20.92824</text:p>
          </table:table-cell>
          <table:table-cell table:formula="of:=[.E22]/[.C22]" office:value-type="percentage" office:value="0.55653578377961" calcext:value-type="percentage">
            <text:p>55.6536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.415" calcext:value-type="float">
            <text:p>31.415</text:p>
          </table:table-cell>
          <table:table-cell office:value-type="float" office:value="587726848" calcext:value-type="float">
            <text:p>587726848</text:p>
          </table:table-cell>
          <table:table-cell table:formula="of:=[.C23]/[.B23]/1024/1024" office:value-type="float" office:value="17.8417953207067" calcext:value-type="float">
            <text:p>17.84180</text:p>
          </table:table-cell>
          <table:table-cell office:value-type="float" office:value="327090599" calcext:value-type="float">
            <text:p>327090599</text:p>
          </table:table-cell>
          <table:table-cell office:value-type="float" office:value="27.192" calcext:value-type="float">
            <text:p>27.192</text:p>
          </table:table-cell>
          <table:table-cell table:formula="of:=[.E23]/[.F23]/1024/1024" office:value-type="float" office:value="11.4716792955368" calcext:value-type="float">
            <text:p>11.47168</text:p>
          </table:table-cell>
          <table:table-cell table:formula="of:=[.C23]/[.F23]/1024/1024" office:value-type="float" office:value="20.6126802000588" calcext:value-type="float">
            <text:p>20.61268</text:p>
          </table:table-cell>
          <table:table-cell table:formula="of:=[.E23]/[.C23]" office:value-type="percentage" office:value="0.556535064057513" calcext:value-type="percentage">
            <text:p>55.653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percentage-style style:name="N122">
      <number:number number:decimal-places="4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23:35:39.498084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3:09:17.789662202</meta:creation-date>
    <meta:editing-duration>PT24M2S</meta:editing-duration>
    <meta:editing-cycles>13</meta:editing-cycles>
    <meta:generator>LibreOffice/4.2.6.3$Linux_X86_64 LibreOffice_project/420m0$Build-3</meta:generator>
    <meta:initial-creator>Luc </meta:initial-creator>
    <dc:date>2014-09-29T00:00:44.027580124</dc:date>
    <dc:creator>Luc </dc:creator>
    <meta:document-statistic meta:table-count="1" meta:cell-count="2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04cm" svg:y="0.316cm" chart:style-name="ch2">
          <text:p>Encoding</text:p>
        </chart:title>
        <chart:legend chart:legend-position="end" svg:x="13.465cm" svg:y="3.952cm" style:legend-expansion="high" chart:style-name="ch3"/>
        <chart:plot-area chart:style-name="ch4" table:cell-range-address="Sheet1.B2:Sheet1.B23 Sheet1.C3:Sheet1.D23 Sheet1.D2:Sheet1.D2" chart:data-source-has-labels="row" svg:x="1.331cm" svg:y="1.661cm" svg:width="11.494cm" svg:height="6.178cm">
          <chartooo:coordinate-region svg:x="1.952cm" svg:y="1.861cm" svg:width="10.038cm" svg:height="5.331cm"/>
          <chart:axis chart:dimension="x" chart:name="primary-x" chart:style-name="ch5">
            <chart:title svg:x="6.637cm" svg:y="8.019cm" chart:style-name="ch6">
              <text:p>bytes</text:p>
            </chart:title>
          </chart:axis>
          <chart:axis chart:dimension="y" chart:name="primary-y" chart:style-name="ch5">
            <chart:title svg:x="0.451cm" svg:y="5.112cm" chart:style-name="ch7">
              <text:p>time</text:p>
            </chart:title>
            <chart:grid chart:style-name="ch8" chart:class="major"/>
          </chart:axis>
          <chart:series chart:style-name="ch9" chart:values-cell-range-address="Sheet1.B3:Sheet1.B23" chart:label-cell-address="Sheet1.B2:Sheet1.B2" chart:class="chart:scatter">
            <chart:domain table:cell-range-address="Sheet1.C3:Sheet1.C23"/>
            <chart:data-point chart:repeated="21"/>
          </chart:series>
          <chart:series chart:style-name="ch10" chart:values-cell-range-address="Sheet1.D3:Sheet1.D23" chart:label-cell-address="Sheet1.D2:Sheet1.D2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Sheet1.B2:Sheet1.B2</svg:desc>
                </draw:g>
              </table:table-cell>
              <table:table-cell office:value-type="string">
                <text:p>MB/sec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1">
                <text:p>271</text:p>
                <draw:g>
                  <svg:desc>Sheet1.C3:Sheet1.C23</svg:desc>
                </draw:g>
              </table:table-cell>
              <table:table-cell office:value-type="float" office:value="0.122">
                <text:p>0.122</text:p>
                <draw:g>
                  <svg:desc>Sheet1.B3:Sheet1.B23</svg:desc>
                </draw:g>
              </table:table-cell>
              <table:table-cell office:value-type="float" office:value="0.00211840770283683">
                <text:p>0.00211840770283683</text:p>
                <draw:g>
                  <svg:desc>Sheet1.D3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1">
                <text:p>1121</text:p>
              </table:table-cell>
              <table:table-cell office:value-type="float" office:value="0.086">
                <text:p>0.086</text:p>
              </table:table-cell>
              <table:table-cell office:value-type="float" office:value="0.0124310338219931">
                <text:p>0.01243103382199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2">
                <text:p>2242</text:p>
              </table:table-cell>
              <table:table-cell office:value-type="float" office:value="0.078">
                <text:p>0.078</text:p>
              </table:table-cell>
              <table:table-cell office:value-type="float" office:value="0.0274120232997796">
                <text:p>0.0274120232997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84">
                <text:p>4484</text:p>
              </table:table-cell>
              <table:table-cell office:value-type="float" office:value="0.087">
                <text:p>0.087</text:p>
              </table:table-cell>
              <table:table-cell office:value-type="float" office:value="0.0491525935030532">
                <text:p>0.0491525935030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68">
                <text:p>8968</text:p>
              </table:table-cell>
              <table:table-cell office:value-type="float" office:value="0.096">
                <text:p>0.096</text:p>
              </table:table-cell>
              <table:table-cell office:value-type="float" office:value="0.0890890757242839">
                <text:p>0.0890890757242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36">
                <text:p>17936</text:p>
              </table:table-cell>
              <table:table-cell office:value-type="float" office:value="0.095">
                <text:p>0.095</text:p>
              </table:table-cell>
              <table:table-cell office:value-type="float" office:value="0.1800537109375">
                <text:p>0.18005371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72">
                <text:p>35872</text:p>
              </table:table-cell>
              <table:table-cell office:value-type="float" office:value="0.087">
                <text:p>0.087</text:p>
              </table:table-cell>
              <table:table-cell office:value-type="float" office:value="0.393220748024425">
                <text:p>0.393220748024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744">
                <text:p>71744</text:p>
              </table:table-cell>
              <table:table-cell office:value-type="float" office:value="0.09">
                <text:p>0.09</text:p>
              </table:table-cell>
              <table:table-cell office:value-type="float" office:value="0.760226779513889">
                <text:p>0.760226779513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488">
                <text:p>143488</text:p>
              </table:table-cell>
              <table:table-cell office:value-type="float" office:value="0.105">
                <text:p>0.105</text:p>
              </table:table-cell>
              <table:table-cell office:value-type="float" office:value="1.3032459077381">
                <text:p>1.3032459077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6976">
                <text:p>286976</text:p>
              </table:table-cell>
              <table:table-cell office:value-type="float" office:value="0.105">
                <text:p>0.105</text:p>
              </table:table-cell>
              <table:table-cell office:value-type="float" office:value="2.60649181547619">
                <text:p>2.606491815476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3952">
                <text:p>573952</text:p>
              </table:table-cell>
              <table:table-cell office:value-type="float" office:value="0.126">
                <text:p>0.126</text:p>
              </table:table-cell>
              <table:table-cell office:value-type="float" office:value="4.34415302579365">
                <text:p>4.34415302579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7904">
                <text:p>1147904</text:p>
              </table:table-cell>
              <table:table-cell office:value-type="float" office:value="0.171">
                <text:p>0.171</text:p>
              </table:table-cell>
              <table:table-cell office:value-type="float" office:value="6.40190972222222">
                <text:p>6.4019097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95808">
                <text:p>2295808</text:p>
              </table:table-cell>
              <table:table-cell office:value-type="float" office:value="0.243">
                <text:p>0.243</text:p>
              </table:table-cell>
              <table:table-cell office:value-type="float" office:value="9.01009516460905">
                <text:p>9.01009516460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91616">
                <text:p>4591616</text:p>
              </table:table-cell>
              <table:table-cell office:value-type="float" office:value="0.404">
                <text:p>0.404</text:p>
              </table:table-cell>
              <table:table-cell office:value-type="float" office:value="10.8388768564356">
                <text:p>10.8388768564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83232">
                <text:p>9183232</text:p>
              </table:table-cell>
              <table:table-cell office:value-type="float" office:value="0.681">
                <text:p>0.681</text:p>
              </table:table-cell>
              <table:table-cell office:value-type="float" office:value="12.8602239353891">
                <text:p>12.86022393538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366464">
                <text:p>18366464</text:p>
              </table:table-cell>
              <table:table-cell office:value-type="float" office:value="1.263">
                <text:p>1.263</text:p>
              </table:table-cell>
              <table:table-cell office:value-type="float" office:value="13.8682699920823">
                <text:p>13.86826999208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732928">
                <text:p>36732928</text:p>
              </table:table-cell>
              <table:table-cell office:value-type="float" office:value="2.481">
                <text:p>2.481</text:p>
              </table:table-cell>
              <table:table-cell office:value-type="float" office:value="14.119810560258">
                <text:p>14.1198105602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465856">
                <text:p>73465856</text:p>
              </table:table-cell>
              <table:table-cell office:value-type="float" office:value="4.766">
                <text:p>4.766</text:p>
              </table:table-cell>
              <table:table-cell office:value-type="float" office:value="14.7004825849769">
                <text:p>14.70048258497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931712">
                <text:p>146931712</text:p>
              </table:table-cell>
              <table:table-cell office:value-type="float" office:value="9.352">
                <text:p>9.352</text:p>
              </table:table-cell>
              <table:table-cell office:value-type="float" office:value="14.9834260051326">
                <text:p>14.98342600513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3863424">
                <text:p>293863424</text:p>
              </table:table-cell>
              <table:table-cell office:value-type="float" office:value="15.633">
                <text:p>15.633</text:p>
              </table:table-cell>
              <table:table-cell office:value-type="float" office:value="17.9268214674087">
                <text:p>17.9268214674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7726848">
                <text:p>587726848</text:p>
              </table:table-cell>
              <table:table-cell office:value-type="float" office:value="31.415">
                <text:p>31.415</text:p>
              </table:table-cell>
              <table:table-cell office:value-type="float" office:value="17.8417953207067">
                <text:p>17.8417953207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Decoding</text:p>
        </chart:title>
        <chart:legend chart:legend-position="end" svg:x="13.36cm" svg:y="3.703cm" style:legend-expansion="high" chart:style-name="ch3"/>
        <chart:plot-area chart:style-name="ch4" table:cell-range-address="Sheet1.E2:Sheet1.F23 Sheet1.G1:Sheet1.H1 Sheet1.G3:Sheet1.H23" chart:data-source-has-labels="both" svg:x="1.331cm" svg:y="1.661cm" svg:width="11.389cm" svg:height="6.178cm">
          <chartooo:coordinate-region svg:x="2.984cm" svg:y="1.86cm" svg:width="8.901cm" svg:height="5.332cm"/>
          <chart:axis chart:dimension="x" chart:name="primary-x" chart:style-name="ch5" chartooo:axis-type="auto">
            <chart:title svg:x="6.584cm" svg:y="8.019cm" chart:style-name="ch6">
              <text:p>bytes</text:p>
            </chart:title>
            <chart:categories table:cell-range-address="Sheet1.E3:Sheet1.E23"/>
          </chart:axis>
          <chart:axis chart:dimension="y" chart:name="primary-y" chart:style-name="ch7">
            <chart:title svg:x="0.451cm" svg:y="5.112cm" chart:style-name="ch8">
              <text:p>time</text:p>
            </chart:title>
            <chart:grid chart:style-name="ch9" chart:class="major"/>
          </chart:axis>
          <chart:series chart:style-name="ch10" chart:values-cell-range-address="Sheet1.F3:Sheet1.F23" chart:label-cell-address="Sheet1.F2:Sheet1.F2" chart:class="chart:scatter">
            <chart:domain table:cell-range-address="Sheet1.E3:Sheet1.E23"/>
            <chart:data-point chart:repeated="21"/>
          </chart:series>
          <chart:series chart:style-name="ch11" chart:values-cell-range-address="Sheet1.G3:Sheet1.G23" chart:label-cell-address="Sheet1.G1:Sheet1.G1" chart:class="chart:scatter">
            <chart:data-point chart:repeated="21"/>
          </chart:series>
          <chart:series chart:style-name="ch12" chart:values-cell-range-address="Sheet1.H3:Sheet1.H23" chart:label-cell-address="Sheet1.H1:Sheet1.H1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F2:Sheet1.F2</svg:desc>
                </draw:g>
              </table:table-cell>
              <table:table-cell office:value-type="string">
                <text:p>encoded</text:p>
                <draw:g>
                  <svg:desc>Sheet1.G1:Sheet1.G1</svg:desc>
                </draw:g>
              </table:table-cell>
              <table:table-cell office:value-type="string">
                <text:p>original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534">
                <text:p>530</text:p>
                <draw:g>
                  <svg:desc>Sheet1.E3:Sheet1.E23</svg:desc>
                </draw:g>
              </table:table-cell>
              <table:table-cell office:value-type="float" office:value="0.07">
                <text:p>0.07</text:p>
                <draw:g>
                  <svg:desc>Sheet1.F3:Sheet1.F23</svg:desc>
                </draw:g>
              </table:table-cell>
              <table:table-cell office:value-type="float" office:value="0.00727517264229911">
                <text:p>0.00727517264229911</text:p>
                <draw:g>
                  <svg:desc>Sheet1.G3:Sheet1.G23</svg:desc>
                </draw:g>
              </table:table-cell>
              <table:table-cell office:value-type="float" office:value="0.00369208199637277">
                <text:p>0.00369208199637277</text:p>
                <draw:g>
                  <svg:desc>Sheet1.H3:Sheet1.H23</svg:desc>
                </draw:g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0.073">
                <text:p>0.073</text:p>
              </table:table-cell>
              <table:table-cell office:value-type="float" office:value="0.0136780412229773">
                <text:p>0.0136780412229773</text:p>
              </table:table-cell>
              <table:table-cell office:value-type="float" office:value="0.0146447795711152">
                <text:p>0.0146447795711152</text:p>
              </table:table-cell>
            </table:table-row>
            <table:table-row>
              <table:table-cell office:value-type="float" office:value="1671">
                <text:p>1670</text:p>
              </table:table-cell>
              <table:table-cell office:value-type="float" office:value="0.078">
                <text:p>0.078</text:p>
              </table:table-cell>
              <table:table-cell office:value-type="float" office:value="0.0204306382399339">
                <text:p>0.0204306382399339</text:p>
              </table:table-cell>
              <table:table-cell office:value-type="float" office:value="0.0274120232997796">
                <text:p>0.0274120232997796</text:p>
              </table:table-cell>
            </table:table-row>
            <table:table-row>
              <table:table-cell office:value-type="float" office:value="2919">
                <text:p>2920</text:p>
              </table:table-cell>
              <table:table-cell office:value-type="float" office:value="0.079">
                <text:p>0.079</text:p>
              </table:table-cell>
              <table:table-cell office:value-type="float" office:value="0.0352376623998714">
                <text:p>0.0352376623998714</text:p>
              </table:table-cell>
              <table:table-cell office:value-type="float" office:value="0.0541300713261472">
                <text:p>0.0541300713261472</text:p>
              </table:table-cell>
            </table:table-row>
            <table:table-row>
              <table:table-cell office:value-type="float" office:value="5414">
                <text:p>5410</text:p>
              </table:table-cell>
              <table:table-cell office:value-type="float" office:value="0.077">
                <text:p>0.077</text:p>
              </table:table-cell>
              <table:table-cell office:value-type="float" office:value="0.0670544512860187">
                <text:p>0.0670544512860187</text:p>
              </table:table-cell>
              <table:table-cell office:value-type="float" office:value="0.111072094409497">
                <text:p>0.111072094409497</text:p>
              </table:table-cell>
            </table:table-row>
            <table:table-row>
              <table:table-cell office:value-type="float" office:value="10405">
                <text:p>10410</text:p>
              </table:table-cell>
              <table:table-cell office:value-type="float" office:value="0.149">
                <text:p>0.149</text:p>
              </table:table-cell>
              <table:table-cell office:value-type="float" office:value="0.0665971896792418">
                <text:p>0.0665971896792418</text:p>
              </table:table-cell>
              <table:table-cell office:value-type="float" office:value="0.114799345899748">
                <text:p>0.114799345899748</text:p>
              </table:table-cell>
            </table:table-row>
            <table:table-row>
              <table:table-cell office:value-type="float" office:value="20387">
                <text:p>20390</text:p>
              </table:table-cell>
              <table:table-cell office:value-type="float" office:value="0.098">
                <text:p>0.098</text:p>
              </table:table-cell>
              <table:table-cell office:value-type="float" office:value="0.198393451924227">
                <text:p>0.198393451924227</text:p>
              </table:table-cell>
              <table:table-cell office:value-type="float" office:value="0.34908372528699">
                <text:p>0.34908372528699</text:p>
              </table:table-cell>
            </table:table-row>
            <table:table-row>
              <table:table-cell office:value-type="float" office:value="40351">
                <text:p>40350</text:p>
              </table:table-cell>
              <table:table-cell office:value-type="float" office:value="0.097">
                <text:p>0.097</text:p>
              </table:table-cell>
              <table:table-cell office:value-type="float" office:value="0.396718683931016">
                <text:p>0.396718683931016</text:p>
              </table:table-cell>
              <table:table-cell office:value-type="float" office:value="0.705365053157216">
                <text:p>0.705365053157216</text:p>
              </table:table-cell>
            </table:table-row>
            <table:table-row>
              <table:table-cell office:value-type="float" office:value="80279">
                <text:p>80280</text:p>
              </table:table-cell>
              <table:table-cell office:value-type="float" office:value="0.091">
                <text:p>0.091</text:p>
              </table:table-cell>
              <table:table-cell office:value-type="float" office:value="0.841318906008542">
                <text:p>0.841318906008542</text:p>
              </table:table-cell>
              <table:table-cell office:value-type="float" office:value="1.50374527815934">
                <text:p>1.50374527815934</text:p>
              </table:table-cell>
            </table:table-row>
            <table:table-row>
              <table:table-cell office:value-type="float" office:value="160135">
                <text:p>160140</text:p>
              </table:table-cell>
              <table:table-cell office:value-type="float" office:value="0.109">
                <text:p>0.109</text:p>
              </table:table-cell>
              <table:table-cell office:value-type="float" office:value="1.40107006107995">
                <text:p>1.40107006107995</text:p>
              </table:table-cell>
              <table:table-cell office:value-type="float" office:value="2.5108407396789">
                <text:p>2.5108407396789</text:p>
              </table:table-cell>
            </table:table-row>
            <table:table-row>
              <table:table-cell office:value-type="float" office:value="319847">
                <text:p>319850</text:p>
              </table:table-cell>
              <table:table-cell office:value-type="float" office:value="0.16">
                <text:p>0.16</text:p>
              </table:table-cell>
              <table:table-cell office:value-type="float" office:value="1.90643668174744">
                <text:p>1.90643668174744</text:p>
              </table:table-cell>
              <table:table-cell office:value-type="float" office:value="3.4210205078125">
                <text:p>3.4210205078125</text:p>
              </table:table-cell>
            </table:table-row>
            <table:table-row>
              <table:table-cell office:value-type="float" office:value="639271">
                <text:p>639270</text:p>
              </table:table-cell>
              <table:table-cell office:value-type="float" office:value="0.138">
                <text:p>0.138</text:p>
              </table:table-cell>
              <table:table-cell office:value-type="float" office:value="4.41779952118362">
                <text:p>4.41779952118362</text:p>
              </table:table-cell>
              <table:table-cell office:value-type="float" office:value="7.93280117753623">
                <text:p>7.93280117753623</text:p>
              </table:table-cell>
            </table:table-row>
            <table:table-row>
              <table:table-cell office:value-type="float" office:value="1278119">
                <text:p>1278120</text:p>
              </table:table-cell>
              <table:table-cell office:value-type="float" office:value="0.177">
                <text:p>0.177</text:p>
              </table:table-cell>
              <table:table-cell office:value-type="float" office:value="6.88649301475051">
                <text:p>6.88649301475051</text:p>
              </table:table-cell>
              <table:table-cell office:value-type="float" office:value="12.3697916666667">
                <text:p>12.3697916666667</text:p>
              </table:table-cell>
            </table:table-row>
            <table:table-row>
              <table:table-cell office:value-type="float" office:value="2555815">
                <text:p>2555820</text:p>
              </table:table-cell>
              <table:table-cell office:value-type="float" office:value="0.299">
                <text:p>0.299</text:p>
              </table:table-cell>
              <table:table-cell office:value-type="float" office:value="8.1518900434309">
                <text:p>8.1518900434309</text:p>
              </table:table-cell>
              <table:table-cell office:value-type="float" office:value="14.6451714046823">
                <text:p>14.6451714046823</text:p>
              </table:table-cell>
            </table:table-row>
            <table:table-row>
              <table:table-cell office:value-type="float" office:value="5111207">
                <text:p>5111210</text:p>
              </table:table-cell>
              <table:table-cell office:value-type="float" office:value="0.505">
                <text:p>0.505</text:p>
              </table:table-cell>
              <table:table-cell office:value-type="float" office:value="9.65233037967493">
                <text:p>9.65233037967493</text:p>
              </table:table-cell>
              <table:table-cell office:value-type="float" office:value="17.342202970297">
                <text:p>17.342202970297</text:p>
              </table:table-cell>
            </table:table-row>
            <table:table-row>
              <table:table-cell office:value-type="float" office:value="10221991">
                <text:p>10221990</text:p>
              </table:table-cell>
              <table:table-cell office:value-type="float" office:value="0.933">
                <text:p>0.933</text:p>
              </table:table-cell>
              <table:table-cell office:value-type="float" office:value="10.4484997633825">
                <text:p>10.4484997633825</text:p>
              </table:table-cell>
              <table:table-cell office:value-type="float" office:value="18.7734458735263">
                <text:p>18.7734458735263</text:p>
              </table:table-cell>
            </table:table-row>
            <table:table-row>
              <table:table-cell office:value-type="float" office:value="20443559">
                <text:p>20443560</text:p>
              </table:table-cell>
              <table:table-cell office:value-type="float" office:value="1.853">
                <text:p>1.853</text:p>
              </table:table-cell>
              <table:table-cell office:value-type="float" office:value="10.5215850805374">
                <text:p>10.5215850805374</text:p>
              </table:table-cell>
              <table:table-cell office:value-type="float" office:value="18.9051538046411">
                <text:p>18.9051538046411</text:p>
              </table:table-cell>
            </table:table-row>
            <table:table-row>
              <table:table-cell office:value-type="float" office:value="40886695">
                <text:p>40886700</text:p>
              </table:table-cell>
              <table:table-cell office:value-type="float" office:value="3.456">
                <text:p>3.456</text:p>
              </table:table-cell>
              <table:table-cell office:value-type="float" office:value="11.2825783866423">
                <text:p>11.2825783866423</text:p>
              </table:table-cell>
              <table:table-cell office:value-type="float" office:value="20.2727141203704">
                <text:p>20.2727141203704</text:p>
              </table:table-cell>
            </table:table-row>
            <table:table-row>
              <table:table-cell office:value-type="float" office:value="81772967">
                <text:p>81772970</text:p>
              </table:table-cell>
              <table:table-cell office:value-type="float" office:value="6.785">
                <text:p>6.785</text:p>
              </table:table-cell>
              <table:table-cell office:value-type="float" office:value="11.4937035231003">
                <text:p>11.4937035231003</text:p>
              </table:table-cell>
              <table:table-cell office:value-type="float" office:value="20.6521739130435">
                <text:p>20.6521739130435</text:p>
              </table:table-cell>
            </table:table-row>
            <table:table-row>
              <table:table-cell office:value-type="float" office:value="163545511">
                <text:p>163545510</text:p>
              </table:table-cell>
              <table:table-cell office:value-type="float" office:value="13.391">
                <text:p>13.391</text:p>
              </table:table-cell>
              <table:table-cell office:value-type="float" office:value="11.6473118814305">
                <text:p>11.6473118814305</text:p>
              </table:table-cell>
              <table:table-cell office:value-type="float" office:value="20.928235381973">
                <text:p>20.928235381973</text:p>
              </table:table-cell>
            </table:table-row>
            <table:table-row>
              <table:table-cell office:value-type="float" office:value="327090599">
                <text:p>327090600</text:p>
              </table:table-cell>
              <table:table-cell office:value-type="float" office:value="27.192">
                <text:p>27.192</text:p>
              </table:table-cell>
              <table:table-cell office:value-type="float" office:value="11.4716792955368">
                <text:p>11.4716792955368</text:p>
              </table:table-cell>
              <table:table-cell office:value-type="float" office:value="20.6126802000588">
                <text:p>20.6126802000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